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617d95" officeooo:paragraph-rsid="000f00f3"/>
    </style:style>
    <style:style style:name="P2" style:family="paragraph" style:parent-style-name="Standard" style:list-style-name="L1">
      <style:text-properties fo:font-weight="normal" officeooo:paragraph-rsid="000f00f3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4fe90a" officeooo:paragraph-rsid="000f00f3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57282b" officeooo:paragraph-rsid="000f00f3" style:font-weight-asian="normal" style:font-weight-complex="normal"/>
    </style:style>
    <style:style style:name="P5" style:family="paragraph" style:parent-style-name="Standard">
      <style:text-properties fo:font-weight="normal" officeooo:paragraph-rsid="000f00f3" style:font-weight-asian="normal" style:font-weight-complex="normal"/>
    </style:style>
    <style:style style:name="P6" style:family="paragraph" style:parent-style-name="Standard" style:list-style-name="L1">
      <style:text-properties officeooo:rsid="004e4b3a" officeooo:paragraph-rsid="000f00f3"/>
    </style:style>
    <style:style style:name="P7" style:family="paragraph" style:parent-style-name="Standard" style:list-style-name="L1">
      <style:text-properties officeooo:rsid="0051ad13" officeooo:paragraph-rsid="000f00f3"/>
    </style:style>
    <style:style style:name="P8" style:family="paragraph" style:parent-style-name="Standard" style:list-style-name="L1">
      <style:text-properties officeooo:rsid="0057282b" officeooo:paragraph-rsid="000f00f3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fo:font-weight="normal" officeooo:rsid="0057282b" officeooo:paragraph-rsid="000f00f3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fo:font-weight="bold" officeooo:rsid="009774f4" officeooo:paragraph-rsid="000f00f3" style:font-style-asian="normal" style:font-weight-asian="bold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17d95" officeooo:paragraph-rsid="000f00f3"/>
    </style:style>
    <style:style style:name="P12" style:family="paragraph" style:parent-style-name="Standard">
      <style:paragraph-properties fo:break-before="page"/>
      <style:text-properties officeooo:rsid="00617d95" officeooo:paragraph-rsid="000f00f3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8929cb" officeooo:paragraph-rsid="000f00f3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8b1d82" officeooo:paragraph-rsid="000f00f3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8e2204" officeooo:paragraph-rsid="000f00f3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909482" officeooo:paragraph-rsid="000f00f3" style:font-style-asian="normal" style:font-weight-asian="bold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920c0b" officeooo:paragraph-rsid="000f00f3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92153e" officeooo:paragraph-rsid="000f00f3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95eb36" officeooo:paragraph-rsid="000f00f3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9774f4" officeooo:paragraph-rsid="000f00f3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617d95" officeooo:paragraph-rsid="000f00f3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8a4ec9" officeooo:paragraph-rsid="000f00f3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a352d6" officeooo:paragraph-rsid="000f00f3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8b1d82" officeooo:paragraph-rsid="000f00f3" style:font-style-asian="italic" style:font-weight-asian="normal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8e2204" officeooo:paragraph-rsid="000f00f3" style:font-style-asian="italic" style:font-weight-asian="normal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909482" officeooo:paragraph-rsid="000f00f3" style:font-style-asian="italic" style:font-weight-asian="normal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920c0b" officeooo:paragraph-rsid="000f00f3" style:font-style-asian="italic" style:font-weight-asian="normal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92153e" officeooo:paragraph-rsid="000f00f3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95eb36" officeooo:paragraph-rsid="000f00f3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fo:font-weight="normal" officeooo:rsid="009774f4" officeooo:paragraph-rsid="000f00f3" style:font-style-asian="italic" style:font-weight-asian="normal" style:font-style-complex="italic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617d95" officeooo:paragraph-rsid="000f00f3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italic" officeooo:rsid="009774f4" officeooo:paragraph-rsid="000f00f3" style:font-style-asian="italic" style:font-style-complex="italic"/>
    </style:style>
    <style:style style:name="T1" style:family="text">
      <style:text-properties fo:font-style="normal" style:text-underline-style="none" fo:font-weight="normal" officeooo:rsid="00a5d295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7cc20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929cb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7d6a9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7f0288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7f5a79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7fbf8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817673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82505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82562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8a4ec9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8295f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87c92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592457" style:font-style-asian="normal" style:font-style-complex="normal"/>
    </style:style>
    <style:style style:name="T16" style:family="text">
      <style:text-properties fo:font-style="normal" style:text-underline-style="none" officeooo:rsid="00c8f43c" style:font-style-asian="normal" style:font-style-complex="normal"/>
    </style:style>
    <style:style style:name="T17" style:family="text">
      <style:text-properties fo:font-style="normal" style:text-underline-style="none" officeooo:rsid="00c9474c" style:font-style-asian="normal" style:font-style-complex="normal"/>
    </style:style>
    <style:style style:name="T18" style:family="text">
      <style:text-properties fo:font-style="normal" style:text-underline-style="none" officeooo:rsid="007cc20e" style:font-style-asian="normal" style:font-style-complex="normal"/>
    </style:style>
    <style:style style:name="T19" style:family="text">
      <style:text-properties fo:font-style="normal" style:text-underline-style="none" officeooo:rsid="008929cb" style:font-style-asian="normal" style:font-style-complex="normal"/>
    </style:style>
    <style:style style:name="T20" style:family="text">
      <style:text-properties fo:font-style="normal" style:text-underline-style="none" officeooo:rsid="007d33db" style:font-style-asian="normal" style:font-style-complex="normal"/>
    </style:style>
    <style:style style:name="T21" style:family="text">
      <style:text-properties fo:font-style="normal" style:text-underline-style="none" officeooo:rsid="007d6a9e" style:font-style-asian="normal" style:font-style-complex="normal"/>
    </style:style>
    <style:style style:name="T22" style:family="text">
      <style:text-properties fo:font-style="normal" style:text-underline-style="none" officeooo:rsid="0063490a" style:font-style-asian="normal" style:font-style-complex="normal"/>
    </style:style>
    <style:style style:name="T23" style:family="text">
      <style:text-properties fo:font-style="normal" style:text-underline-style="none" officeooo:rsid="00617d95" style:font-style-asian="normal" style:font-style-complex="normal"/>
    </style:style>
    <style:style style:name="T24" style:family="text">
      <style:text-properties fo:font-style="normal" style:text-underline-style="none" officeooo:rsid="00769a7d" style:font-style-asian="normal" style:font-style-complex="normal"/>
    </style:style>
    <style:style style:name="T25" style:family="text">
      <style:text-properties fo:font-style="normal" style:text-underline-style="none" officeooo:rsid="0030203b" style:font-style-asian="normal" style:font-style-complex="normal"/>
    </style:style>
    <style:style style:name="T26" style:family="text">
      <style:text-properties fo:font-style="normal" style:text-underline-style="none" officeooo:rsid="003d4d27" style:font-style-asian="normal" style:font-style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7cc20e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8929cb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82505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825624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8295fa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8a61bf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83b60f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8a4ec9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87c929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3d4d27" style:font-style-asian="normal" style:font-weight-asian="bold" style:font-style-complex="normal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5c9989" style:font-style-asian="normal" style:font-style-complex="normal"/>
    </style:style>
    <style:style style:name="T40" style:family="text">
      <style:text-properties fo:font-style="normal" officeooo:rsid="004fe90a" style:font-style-asian="normal" style:font-style-complex="normal"/>
    </style:style>
    <style:style style:name="T41" style:family="text">
      <style:text-properties fo:font-style="normal" officeooo:rsid="0010c29a" style:font-style-asian="normal" style:font-style-complex="normal"/>
    </style:style>
    <style:style style:name="T42" style:family="text">
      <style:text-properties fo:font-style="normal" officeooo:rsid="001244f5" style:font-style-asian="normal" style:font-style-complex="normal"/>
    </style:style>
    <style:style style:name="T43" style:family="text">
      <style:text-properties fo:font-style="normal" officeooo:rsid="005adb2b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c9989" style:font-style-asian="normal" style:font-weight-asian="bold" style:font-style-complex="normal" style:font-weight-complex="bold"/>
    </style:style>
    <style:style style:name="T46" style:family="text">
      <style:text-properties fo:font-style="italic" style:text-underline-style="none" officeooo:rsid="007cc20e" style:font-style-asian="italic" style:font-style-complex="italic"/>
    </style:style>
    <style:style style:name="T47" style:family="text">
      <style:text-properties fo:font-style="italic" style:text-underline-style="none" officeooo:rsid="008929cb" style:font-style-asian="italic" style:font-style-complex="italic"/>
    </style:style>
    <style:style style:name="T48" style:family="text">
      <style:text-properties fo:font-style="italic" style:text-underline-style="none" officeooo:rsid="007d33db" style:font-style-asian="italic" style:font-style-complex="italic"/>
    </style:style>
    <style:style style:name="T49" style:family="text">
      <style:text-properties fo:font-style="italic" style:text-underline-style="none" officeooo:rsid="007d6a9e" style:font-style-asian="italic" style:font-style-complex="italic"/>
    </style:style>
    <style:style style:name="T50" style:family="text">
      <style:text-properties fo:font-style="italic" style:text-underline-style="none" officeooo:rsid="0063490a" style:font-style-asian="italic" style:font-style-complex="italic"/>
    </style:style>
    <style:style style:name="T51" style:family="text">
      <style:text-properties fo:font-style="italic" style:text-underline-style="none" officeooo:rsid="0063033e" style:font-style-asian="italic" style:font-style-complex="italic"/>
    </style:style>
    <style:style style:name="T52" style:family="text">
      <style:text-properties fo:font-style="italic" style:text-underline-style="none" fo:font-weight="bold" officeooo:rsid="007cc20e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none" fo:font-weight="bold" officeooo:rsid="008295fa" style:font-style-asian="italic" style:font-weight-asian="bold" style:font-style-complex="italic" style:font-weight-complex="bold"/>
    </style:style>
    <style:style style:name="T54" style:family="text">
      <style:text-properties fo:font-style="italic" style:text-underline-style="none" fo:font-weight="bold" officeooo:rsid="0063490a" style:font-style-asian="italic" style:font-weight-asian="bold" style:font-style-complex="italic" style:font-weight-complex="bold"/>
    </style:style>
    <style:style style:name="T55" style:family="text">
      <style:text-properties fo:font-style="italic" style:text-underline-style="none" fo:font-weight="bold" officeooo:rsid="007aca82" style:font-style-asian="italic" style:font-weight-asian="bold" style:font-style-complex="italic" style:font-weight-complex="bold"/>
    </style:style>
    <style:style style:name="T5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7cc20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929cb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7d33db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7d6a9e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7f5a79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7fbf84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82505d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normal" officeooo:rsid="00825624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none" fo:font-weight="normal" officeooo:rsid="008295fa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none" fo:font-weight="normal" officeooo:rsid="0087c929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none" fo:font-weight="normal" officeooo:rsid="00a5d295" style:font-style-asian="italic" style:font-weight-asian="normal" style:font-style-complex="italic" style:font-weight-complex="normal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63490a"/>
    </style:style>
    <style:style style:name="T70" style:family="text">
      <style:text-properties style:text-underline-style="none" fo:font-weight="bold" officeooo:rsid="0063da66" style:font-weight-asian="bold" style:font-weight-complex="bold"/>
    </style:style>
    <style:style style:name="T71" style:family="text">
      <style:text-properties style:text-underline-style="none" fo:font-weight="normal" officeooo:rsid="0063da66" style:font-weight-asian="normal" style:font-weight-complex="normal"/>
    </style:style>
    <style:style style:name="T72" style:family="text">
      <style:text-properties style:text-underline-style="none" officeooo:rsid="0087c929"/>
    </style:style>
    <style:style style:name="T73" style:family="text">
      <style:text-properties style:text-underline-style="none" officeooo:rsid="008fb269"/>
    </style:style>
    <style:style style:name="T74" style:family="text">
      <style:text-properties style:text-underline-style="none" officeooo:rsid="0092153e"/>
    </style:style>
    <style:style style:name="T75" style:family="text">
      <style:text-properties style:text-underline-style="none" officeooo:rsid="009345f9"/>
    </style:style>
    <style:style style:name="T76" style:family="text">
      <style:text-properties style:text-underline-style="none" officeooo:rsid="0099cfa5"/>
    </style:style>
    <style:style style:name="T77" style:family="text">
      <style:text-properties style:text-underline-style="none" officeooo:rsid="0097c7a1"/>
    </style:style>
    <style:style style:name="T78" style:family="text">
      <style:text-properties style:text-underline-style="none" officeooo:rsid="00986134"/>
    </style:style>
    <style:style style:name="T79" style:family="text">
      <style:text-properties style:text-underline-style="none" officeooo:rsid="009a4e9d"/>
    </style:style>
    <style:style style:name="T80" style:family="text">
      <style:text-properties style:text-underline-style="none" officeooo:rsid="009c4030"/>
    </style:style>
    <style:style style:name="T81" style:family="text">
      <style:text-properties style:text-underline-style="none" officeooo:rsid="009df97f"/>
    </style:style>
    <style:style style:name="T82" style:family="text">
      <style:text-properties style:font-name="Liberation Serif1" fo:font-style="normal" style:text-underline-style="none" officeooo:rsid="002ed0d6" style:font-name-asian="Liberation Serif1" style:font-style-asian="normal" style:font-name-complex="Liberation Serif1" style:font-style-complex="normal"/>
    </style:style>
    <style:style style:name="T83" style:family="text">
      <style:text-properties style:font-name="Liberation Serif1" fo:font-style="normal" style:text-underline-style="none" officeooo:rsid="0038f563" style:font-name-asian="Liberation Serif1" style:font-style-asian="normal" style:font-name-complex="Liberation Serif1" style:font-style-complex="normal"/>
    </style:style>
    <style:style style:name="T84" style:family="text">
      <style:text-properties style:font-name="Liberation Serif1" fo:font-style="normal" style:text-underline-style="none" officeooo:rsid="0039d046" style:font-name-asian="Liberation Serif1" style:font-style-asian="normal" style:font-name-complex="Liberation Serif1" style:font-style-complex="normal"/>
    </style:style>
    <style:style style:name="T85" style:family="text">
      <style:text-properties style:font-name="Liberation Serif1" fo:font-style="normal" style:text-underline-style="none" officeooo:rsid="004e4b3a" style:font-name-asian="Liberation Serif1" style:font-style-asian="normal" style:font-name-complex="Liberation Serif1" style:font-style-complex="normal"/>
    </style:style>
    <style:style style:name="T86" style:family="text">
      <style:text-properties style:font-name="Liberation Serif1" fo:font-style="normal" style:text-underline-style="none" officeooo:rsid="00530d52" style:font-name-asian="Liberation Serif1" style:font-style-asian="normal" style:font-name-complex="Liberation Serif1" style:font-style-complex="normal"/>
    </style:style>
    <style:style style:name="T87" style:family="text">
      <style:text-properties style:font-name="Liberation Serif1" fo:font-style="normal" style:text-underline-style="none" officeooo:rsid="003d4d27" style:font-name-asian="Liberation Serif1" style:font-style-asian="normal" style:font-name-complex="Liberation Serif1" style:font-style-complex="normal"/>
    </style:style>
    <style:style style:name="T88" style:family="text">
      <style:text-properties style:font-name="Liberation Serif1" fo:font-style="normal" style:text-underline-style="none" officeooo:rsid="00511024" style:font-name-asian="Liberation Serif1" style:font-style-asian="normal" style:font-name-complex="Liberation Serif1" style:font-style-complex="normal"/>
    </style:style>
    <style:style style:name="T89" style:family="text">
      <style:text-properties style:font-name="Liberation Serif1" fo:font-style="normal" style:text-underline-style="none" fo:font-weight="bold" officeooo:rsid="00511024" style:font-name-asian="Liberation Serif1" style:font-style-asian="normal" style:font-weight-asian="bold" style:font-name-complex="Liberation Serif1" style:font-style-complex="normal" style:font-weight-complex="bold"/>
    </style:style>
    <style:style style:name="T90" style:family="text">
      <style:text-properties officeooo:rsid="001e1436"/>
    </style:style>
    <style:style style:name="T91" style:family="text">
      <style:text-properties officeooo:rsid="005c99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Q</text:span><text:span text:style-name="T14">uestions and Answers from </text:span><text:span text:style-name="T16">Textbook </text:span><text:span text:style-name="T14">Chapters </text:span><text:span text:style-name="T17">5</text:span><text:span text:style-name="T14">-8</text:span></text:p>
      <text:p text:style-name="P1"><text:span text:style-name="T14"/></text:p>
      <text:p text:style-name="P1"><text:span text:style-name="T14">Chapter 5:</text:span></text:p>
      <text:p text:style-name="P31"><text:span text:style-name="T18">Exercise 5.1 </text:span><text:span text:style-name="T46">Descibe the fundamental difference between the outpu</text:span><text:span text:style-name="T47">t </text:span><text:span text:style-name="T46">of a combinational circuit and the output of a sequential circuit.</text:span></text:p>
      <text:p text:style-name="P13"><text:span text:style-name="T68">Answer:<text:tab/></text:span></text:p>
      <text:p text:style-name="P21"><text:span text:style-name="T18">Exercise 5.2 </text:span></text:p>
      <text:p text:style-name="P21"><text:span text:style-name="T18"><text:tab/></text:span><text:span text:style-name="T19">a) </text:span><text:span text:style-name="T46">What input conditions puts an SR NOR latch into an indeterminate state. <text:s/></text:span></text:p>
      <text:p text:style-name="P21"><text:span text:style-name="T52"><text:tab/></text:span><text:span text:style-name="T28">Answer: <text:s text:c="2"/>both inputs are 1.</text:span><text:span text:style-name="T2"> </text:span></text:p>
      <text:p text:style-name="P21"><text:span text:style-name="T2"><text:tab/></text:span><text:span text:style-name="T3">b) </text:span><text:span text:style-name="T57">What input condition puts an SR NAND latch is an into an indeterminate state? <text:s/></text:span></text:p>
      <text:p text:style-name="P21"><text:span text:style-name="T57"><text:tab/></text:span><text:span text:style-name="T29">Answer: <text:s/></text:span><text:span text:style-name="T28">Both inputs are 0.</text:span></text:p>
      <text:p text:style-name="P21"><text:span text:style-name="T20">Exercise 5.3 </text:span><text:span text:style-name="T48">Desc</text:span><text:span text:style-name="T49">r</text:span><text:span text:style-name="T48">ibe the functionality of a transparent latch.</text:span><text:span text:style-name="T20"> <text:s/></text:span><text:span text:style-name="T19">(</text:span><text:span text:style-name="T58">Hint: </text:span><text:span text:style-name="T59">depends if it is enabled</text:span><text:span text:style-name="T58">)</text:span></text:p>
      <text:p text:style-name="P22"><text:span text:style-name="T21">A</text:span><text:span text:style-name="T14">nswer:</text:span></text:p>
      <text:p text:style-name="P21"><text:span text:style-name="T4">Exercise 5.4 </text:span><text:span text:style-name="T60">Describe what is meant by a positive edge flip-flop</text:span></text:p>
      <text:p text:style-name="P22"><text:span text:style-name="T21">A</text:span><text:span text:style-name="T14">nswer:</text:span></text:p>
      <text:p text:style-name="P21"><text:span text:style-name="T4">Exercise 5.5 </text:span><text:span text:style-name="T60">Describe the functionality of a D type flip-flop</text:span></text:p>
      <text:p text:style-name="P22"><text:span text:style-name="T21">A</text:span><text:span text:style-name="T14">nswer:</text:span></text:p>
      <text:p text:style-name="P21"><text:span text:style-name="T4">Exercise 5.6 </text:span><text:span text:style-name="T60">What determines the next state of a D-type flip-flop</text:span></text:p>
      <text:p text:style-name="P22"><text:span text:style-name="T21">A</text:span><text:span text:style-name="T14">nswer:</text:span></text:p>
      <text:p text:style-name="P21"><text:span text:style-name="T5">Exercise </text:span><text:span text:style-name="T6">5.7 </text:span><text:span text:style-name="T61">What determines the next state of a JK-type flip-flop</text:span></text:p>
      <text:p text:style-name="P22"><text:span text:style-name="T21">A</text:span><text:span text:style-name="T14">nswer:</text:span></text:p>
      <text:p text:style-name="P21"><text:span text:style-name="T7">Exercise 5.8 </text:span><text:span text:style-name="T62">What determines the next state of a T-type flip-flop</text:span></text:p>
      <text:p text:style-name="P22"><text:span text:style-name="T21">A</text:span><text:span text:style-name="T14">nswer:</text:span></text:p>
      <text:p text:style-name="P21"><text:span text:style-name="T8">Exercise 5.9 </text:span><text:span text:style-name="T63">What is the difference between a Mealy and Moore state machine?</text:span></text:p>
      <text:p text:style-name="P22"><text:span text:style-name="T21">A</text:span><text:span text:style-name="T14">nswer:</text:span></text:p>
      <text:p text:style-name="P21"><text:span text:style-name="T9">Exercise 5.10 </text:span><text:span text:style-name="T63">What does an edge of a state machine chart represent?</text:span></text:p>
      <text:p text:style-name="P21"><text:span text:style-name="T30">Answer: <text:s/>transitions</text:span></text:p>
      <text:p text:style-name="P21"><text:span text:style-name="T10">Exercise 5.11 </text:span><text:span text:style-name="T64">In a synchronous finite state machine when does transition between state occur?</text:span></text:p>
      <text:p text:style-name="P22"><text:span text:style-name="T21">A</text:span><text:span text:style-name="T14">nswer:</text:span></text:p>
      <text:p text:style-name="P21"><text:span text:style-name="T10">Exercise 5.12 </text:span><text:span text:style-name="T64">What kinds of reset may a finite state machine have? <text:s/></text:span></text:p>
      <text:p text:style-name="P21"><text:span text:style-name="T31">Answer:</text:span></text:p>
      <text:p text:style-name="P21"><text:span text:style-name="T10">Exercise 5.13 </text:span><text:span text:style-name="T64">City a reason why it is an important practice to implement a reset signal in a finite state machine?</text:span></text:p>
      <text:p text:style-name="P22"><text:span text:style-name="T21">A</text:span><text:span text:style-name="T14">nswer:</text:span></text:p>
      <text:p text:style-name="P21"><text:span text:style-name="T10">Exercise 5.14 </text:span><text:span text:style-name="T65">What type of finite state machine may have an output that depends on one or more inputs.</text:span></text:p>
      <text:p text:style-name="P21"><text:span text:style-name="T32">Answer:</text:span><text:span text:style-name="T53"> </text:span><text:span text:style-name="T32">meal</text:span><text:span text:style-name="T33">y</text:span></text:p>
      <text:p text:style-name="P1"><text:span text:style-name="T14">Chapter 6:</text:span></text:p>
      <text:p text:style-name="P32"><text:span text:style-name="T22">Exercise 6.1 </text:span><text:span text:style-name="T69">Draw a logic diagram of a circuit that suspends the clock action of a D flip-flop without gating its clock. <text:s/>Describe the behavior of the circuit.<text:tab/></text:span><text:span text:style-name="T70">Hint: </text:span><text:span text:style-name="T71">use a mux</text:span></text:p>
      <text:p text:style-name="P23"><text:span text:style-name="T27">Answer:</text:span></text:p>
      <text:p text:style-name="P23"><text:span text:style-name="T22">Exercise 6.2 </text:span><text:span text:style-name="T50">Explain why a serial adder is a sequential circuit?</text:span><text:span text:style-name="T54">Ans</text:span><text:span text:style-name="T55">wer</text:span><text:span text:style-name="T54">: It uses a flip-flop.</text:span></text:p>
      <text:p text:style-name="P23"><text:span text:style-name="T27">Answer:</text:span></text:p>
      <text:p text:style-name="P23"><text:span text:style-name="T22">Exercise 6.3 </text:span><text:span text:style-name="T51">How o a ripple counter and a synchronous counter differ in their behavior?</text:span></text:p>
      <text:p text:style-name="P23"><text:span text:style-name="T27">Answer:</text:span></text:p>
      <text:p text:style-name="P1"><text:span text:style-name="T14">Chapter 8:</text:span></text:p>
      <text:p text:style-name="P23"><text:span text:style-name="T23">No directly applicable questions to the Register Transfers/RTL notation.</text:span></text:p>
      <text:p text:style-name="P23"><text:span text:style-name="T23"/></text:p>
      <text:p text:style-name="P23"><text:span text:style-name="T23"/></text:p>
      <text:p text:style-name="P11"><text:soft-page-break/><text:span text:style-name="T11">More Questions </text:span><text:span text:style-name="T12">from </text:span><text:span text:style-name="T11">Section </text:span><text:span text:style-name="T12">5.7 </text:span><text:span text:style-name="T11">(State reduction)</text:span><text:span text:style-name="T12"> </text:span><text:span text:style-name="T1">and 5.8 <text:s/>(Design procedures for Sequential Circuits)</text:span></text:p>
      <text:p text:style-name="P21"><text:span text:style-name="T65">What is the state reduction problem?<text:tab/> <text:s text:c="3"/></text:span></text:p>
      <text:p text:style-name="P21"><text:span text:style-name="T34">Answer: </text:span><text:span text:style-name="T35">fewer </text:span><text:span text:style-name="T34">states </text:span><text:span text:style-name="T35">for </text:span><text:span text:style-name="T33">the </text:span><text:span text:style-name="T34">same input/output</text:span></text:p>
      <text:p text:style-name="P21"><text:span text:style-name="T66">Why is the state not important to state reduction sometimes?</text:span></text:p>
      <text:p text:style-name="P21"><text:span text:style-name="T36">Answer:</text:span><text:span text:style-name="T13"> </text:span><text:span text:style-name="T33">in state reduction more concerned with outputs forming from the inputs</text:span></text:p>
      <text:p text:style-name="P24"><text:span text:style-name="T68">What method of reducing state is preferred between table or diagram?</text:span></text:p>
      <text:p text:style-name="P14"><text:span text:style-name="T68">Answer: <text:s/>a state table is the preferred method for reducing state</text:span></text:p>
      <text:p text:style-name="P24"><text:span text:style-name="T68">When can a state be removed from a state table/sequential circuit?</text:span></text:p>
      <text:p text:style-name="P14"><text:span text:style-name="T68">Answer: <text:s/>If the outputs and state transitions to next state are in two present state rows</text:span></text:p>
      <text:p text:style-name="P25"><text:span text:style-name="T72">W</text:span><text:span text:style-name="T68">hat happens to the removed state once it is removed from the rows in present state?</text:span></text:p>
      <text:p text:style-name="P15"><text:span text:style-name="T68">Answer: It must be replaced with the duplicate </text:span><text:span text:style-name="T73">one, and the process continued iteratively</text:span></text:p>
      <text:p text:style-name="P26"><text:span text:style-name="T68">Can the input-output result be the same but the state sequences different?</text:span></text:p>
      <text:p text:style-name="P16"><text:span text:style-name="T68">Answer: yes.</text:span></text:p>
      <text:p text:style-name="P27"><text:span text:style-name="T68">What other method is there to determine equivalent states in a state table/circuit?</text:span></text:p>
      <text:p text:style-name="P17"><text:span text:style-name="T68">Answer: an implication table </text:span><text:span text:style-name="T74">shows squares of possible equivalent states</text:span></text:p>
      <text:p text:style-name="P28"><text:span text:style-name="T68">Is state reduction a necessary in designing circuits <text:s/>(Hint: gates and flip flops are cheap)</text:span></text:p>
      <text:p text:style-name="P18"><text:span text:style-name="T68">Answer: Not always. <text:s/></text:span><text:span text:style-name="T75">But it is likely fewer states will have fewer gates.</text:span></text:p>
      <text:p text:style-name="P29"><text:span text:style-name="T68">Why is binary state assignment important?</text:span></text:p>
      <text:p text:style-name="P19"><text:span text:style-name="T68">Answer: <text:s/>In order to build physical circuitry with gates the states are assigned codes.</text:span></text:p>
      <text:p text:style-name="P30"><text:span text:style-name="T68">What different code types are used for the state assignment?</text:span></text:p>
      <text:p text:style-name="P20"><text:span text:style-name="T68">Answer: <text:s/>Binary, Gray, or One-Hot</text:span><text:span text:style-name="T56">. <text:s/></text:span><text:span text:style-name="T68">Each has its use in </text:span><text:span text:style-name="T76">various </text:span><text:span text:style-name="T68">machine</text:span><text:span text:style-name="T76">s</text:span><text:span text:style-name="T68">, </text:span><text:span text:style-name="T76">by </text:span><text:span text:style-name="T77">chang</text:span><text:span text:style-name="T76">ing </text:span><text:span text:style-name="T77">the </text:span><text:span text:style-name="T76">required </text:span><text:span text:style-name="T77">circuitry </text:span><text:span text:style-name="T78">to produce </text:span><text:span text:style-name="T76">the </text:span><text:span text:style-name="T77">state changes </text:span><text:span text:style-name="T76">for the </text:span><text:span text:style-name="T79">same </text:span><text:span text:style-name="T76">state tables</text:span><text:span text:style-name="T77"> </text:span><text:span text:style-name="T80">represented in different codes. <text:s/></text:span><text:span text:style-name="T81">(A state assignment is also included in a transition table).</text:span></text:p>
      <text:p text:style-name="P10"><text:span text:style-name="T67"/></text:p>
      <text:p text:style-name="P10"><text:span text:style-name="T67"/></text:p>
      <text:p text:style-name="P5"><text:span text:style-name="T82">C</text:span><text:span text:style-name="T83">hallenge</text:span><text:span text:style-name="T84">s</text:span></text:p>
      <text:list xml:id="list2035534947" text:style-name="L1">
        <text:list-item>
          <text:p text:style-name="P6"><text:span text:style-name="T89">Counters</text:span></text:p>
          <text:list>
            <text:list-item>
              <text:p text:style-name="P2"><text:span text:style-name="T84">S</text:span><text:span text:style-name="T85">ections 6.4 and 6.5 types of Counters and design procedures </text:span><text:span text:style-name="T86">(state tables) </text:span><text:span text:style-name="T85">including </text:span><text:span text:style-name="T83">BCD counter </text:span><text:span text:style-name="T87">(page 363), </text:span><text:span text:style-name="T88">counters with unused states (pg 368</text:span><text:span text:style-name="T86">) with </text:span><text:span text:style-name="T88">don’t care conditions.</text:span></text:p>
            </text:list-item>
            <text:list-item>
              <text:p text:style-name="P2"><text:span text:style-name="T24">Synchronous binary </text:span><text:span text:style-name="T25">counter </text:span><text:span text:style-name="T26">construction </text:span><text:span text:style-name="T25">using D flip flops and XOR gates...</text:span><text:span text:style-name="T24">refer to </text:span><text:span text:style-name="T26">page 361</text:span></text:p>
            </text:list-item>
          </text:list>
        </text:list-item>
        <text:list-item>
          <text:p text:style-name="P7"><text:span text:style-name="T37">R</text:span><text:span text:style-name="T27">egisters/Flip-flops</text:span></text:p>
          <text:list>
            <text:list-item>
              <text:p text:style-name="P2"><text:span text:style-name="T39">Function tables and wiring or designing/architecting the various situations, e.g. when </text:span><text:span text:style-name="T40">does </text:span><text:span text:style-name="T39">a </text:span><text:span text:style-name="T41">No Change </text:span><text:span text:style-name="T40">refer to </text:span><text:span text:style-name="T39">disabling the device, as opposed to wiring flip flop output to input</text:span><text:span text:style-name="T42">?</text:span></text:p>
            </text:list-item>
            <text:list-item>
              <text:p text:style-name="P2"><text:span text:style-name="T90">Universal Shift Register diagram should make some sense at least (pg 353)</text:span></text:p>
            </text:list-item>
          </text:list>
        </text:list-item>
        <text:list-item>
          <text:p text:style-name="P8"><text:span text:style-name="T45">Sequential circuits (flip-flops)</text:span></text:p>
          <text:list>
            <text:list-item>
              <text:p text:style-name="P3"><text:span text:style-name="T43">S</text:span><text:span text:style-name="T38">ynchronous and asynchronous </text:span><text:span text:style-name="T39">resets for flip flops</text:span></text:p>
            </text:list-item>
            <text:list-item>
              <text:p text:style-name="P3"><text:span text:style-name="T45"/></text:p>
            </text:list-item>
          </text:list>
        </text:list-item>
        <text:list-item>
          <text:p text:style-name="P8"><text:span text:style-name="T44">Combinational circuits/logic</text:span></text:p>
          <text:list>
            <text:list-item>
              <text:p text:style-name="P8"><text:span text:style-name="T91">Building any function...since d</text:span>ecoders provide minterms <text:span text:style-name="T91">it </text:span>can be used to make any function</text:p>
            </text:list-item>
            <text:list-item>
              <text:p text:style-name="P8">Muxes – <text:span text:style-name="T91">complicated and most helpful devices to </text:span>select from a number of input signals</text:p>
              <text:list>
                <text:list-item>
                  <text:p text:style-name="P4"><text:span text:style-name="T38">Connecting multiple </text:span><text:span text:style-name="T39">muxes together using inverters? <text:s/></text:span><text:span text:style-name="T38">(I think)</text:span></text:p>
                </text:list-item>
              </text:list>
            </text:list-item>
          </text:list>
        </text:list-item>
      </text:list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0:19:56.854242884</meta:creation-date>
    <dc:date>2019-12-09T00:21:12.363033231</dc:date>
    <meta:editing-duration>PT1M15S</meta:editing-duration>
    <meta:editing-cycles>2</meta:editing-cycles>
    <meta:generator>LibreOffice/6.0.1.1$Linux_X86_64 LibreOffice_project/60bfb1526849283ce2491346ed2aa51c465abfe6</meta:generator>
    <meta:print-date>2019-12-09T00:21:15.170722957</meta:print-date>
    <meta:document-statistic meta:table-count="0" meta:image-count="0" meta:object-count="0" meta:page-count="2" meta:paragraph-count="77" meta:word-count="732" meta:character-count="4497" meta:non-whitespace-character-count="3819"/>
  </office:meta>
</office:document-meta>
</file>